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viewportsize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viewportsize_half</text:p>
          </table:table-cell>
          <table:table-cell table:formula="of:=[.B1]*0.5" office:value-type="float" office:value="128">
            <text:p>128</text:p>
          </table:table-cell>
        </table:table-row>
        <table:table-row table:style-name="ro1">
          <table:table-cell office:value-type="string">
            <text:p>sca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verted scale</text:p>
          </table:table-cell>
          <table:table-cell table:formula="of:=1/[.B3]" office:value-type="float" office:value="1">
            <text:p>1</text:p>
          </table:table-cell>
        </table:table-row>
        <table:table-row table:style-name="ro1">
          <table:table-cell office:value-type="string">
            <text:p>lower</text:p>
          </table:table-cell>
          <table:table-cell table:formula="of:=[.B2]-[.B2]*[.B4]" office:value-type="float" office:value="0">
            <text:p>0</text:p>
          </table:table-cell>
        </table:table-row>
        <table:table-row table:style-name="ro1">
          <table:table-cell office:value-type="string">
            <text:p>upper</text:p>
          </table:table-cell>
          <table:table-cell table:formula="of:=[.B2] + [.B2]*[.B4]" office:value-type="float" office:value="256">
            <text:p>256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Planning zoom for orthographic camera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0">30.05.2011</text:date>, <text:time>17:0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mut Duregger</meta:initial-creator>
    <meta:creation-date>2011-05-30T16:55:54</meta:creation-date>
    <dc:date>2011-05-30T17:00:47</dc:date>
    <dc:creator>Helmut Duregger</dc:creator>
    <meta:editing-duration>PT00H04M55S</meta:editing-duration>
    <meta:editing-cycles>3</meta:editing-cycles>
    <meta:generator>OpenOffice.org/3.2$Unix OpenOffice.org_project/320m19$Build-9505</meta:generator>
    <meta:document-statistic meta:table-count="3" meta:cell-count="13" meta:object-count="0"/>
  </office:meta>
</office:document-meta>
</file>